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3ee2" officeooo:paragraph-rsid="00173ee2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73ee2" officeooo:paragraph-rsid="00173e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ADORES </text:p>
      <text:p text:style-name="P1"/>
      <text:p text:style-name="P2">PROYECTO LEXER PYTHON</text:p>
      <text:p text:style-name="P2"/>
      <text:p text:style-name="P2">nuestro lenguaje de programcion se va a llmar “rfc”, que significa ricardofredycompi, los archivos de el lenguaje quedaran asi ejmplo_lexer.rf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8:30:59.604028689</meta:creation-date>
    <dc:date>2018-03-03T08:32:50.524281906</dc:date>
    <meta:editing-duration>PT1M51S</meta:editing-duration>
    <meta:editing-cycles>1</meta:editing-cycles>
    <meta:document-statistic meta:table-count="0" meta:image-count="0" meta:object-count="0" meta:page-count="1" meta:paragraph-count="3" meta:word-count="24" meta:character-count="177" meta:non-whitespace-character-count="155"/>
    <meta:generator>LibreOffice/5.1.6.2$Linux_X86_64 LibreOffice_project/10m0$Build-2</meta:generator>
  </office:meta>
</office:document-meta>
</file>